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b6246" officeooo:paragraph-rsid="000b6246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0bf1d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0d0866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artLights</text:p>
      <text:p text:style-name="P1"/>
      <text:p text:style-name="P1"><text:bookmark text:name="docs-internal-guid-bd2ae29c-65bd-90bb-17fc-d181920569aa"/><text:span text:style-name="T1">En Costa Rica hay 1,2 millones de vehículos. El tiempo de conmutación para una distancia de 10km puede variar entre 15min y 3 horas. En éste caos vial el semáforo juego un papel primordial. Los semáforos forman una red capaz de brindar información en tiempo real sobre el estado de la ciudad y a su vez permiten regularla. SmartLights en una propuesta de un sistema de información </text:span><text:span text:style-name="T2">para construir Ciudades </text:span><text:span text:style-name="T3">Inteligentes</text:span><text:span text:style-name="T2">, que por medio de análisis de BigData e Inteligencia Artificial permite a una ciudad autoregularse o ayuda a tomar decisiones sobre la mis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Jenkins</meta:initial-creator>
    <meta:creation-date>2016-08-07T10:00:24.542297303</meta:creation-date>
    <dc:date>2016-08-07T10:10:32.989198571</dc:date>
    <dc:creator>Carlos Jenkins</dc:creator>
    <meta:editing-duration>PT2M31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2" meta:word-count="95" meta:character-count="570" meta:non-whitespace-character-count="477"/>
  </office:meta>
</office:document-meta>
</file>